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8598in"/>
    </style:style>
    <style:style style:name="co3" style:family="table-column">
      <style:table-column-properties fo:break-before="auto" style:column-width="2.0272in"/>
    </style:style>
    <style:style style:name="co4" style:family="table-column">
      <style:table-column-properties fo:break-before="auto" style:column-width="2.7992in"/>
    </style:style>
    <style:style style:name="co5" style:family="table-column">
      <style:table-column-properties fo:break-before="auto" style:column-width="1.3472in"/>
    </style:style>
    <style:style style:name="co6" style:family="table-column">
      <style:table-column-properties fo:break-before="auto" style:column-width="3.3236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8602in"/>
    </style:style>
    <style:style style:name="co9" style:family="table-column">
      <style:table-column-properties fo:break-before="auto" style:column-width="1.8374in"/>
    </style:style>
    <style:style style:name="co10" style:family="table-column">
      <style:table-column-properties fo:break-before="auto" style:column-width="1.5126in"/>
    </style:style>
    <style:style style:name="co11" style:family="table-column">
      <style:table-column-properties fo:break-before="auto" style:column-width="2.69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4" style:family="table-cell" style:parent-style-name="pd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ce6" office:value-type="string" calcext:value-type="string">
            <text:p>category_manual</text:p>
          </table:table-cell>
          <table:table-cell table:style-name="ce4" office:value-type="string" calcext:value-type="string">
            <text:p>ontology_term</text:p>
          </table:table-cell>
          <table:table-cell table:style-name="ce4" office:value-type="string" calcext:value-type="string">
            <text:p>ontology_id</text:p>
          </table:table-cell>
          <table:table-cell table:style-name="ce4" office:value-type="string" calcext:value-type="string">
            <text:p>ontology_iri</text:p>
          </table:table-cell>
          <table:table-cell table:style-name="ce3" office:value-type="string" calcext:value-type="string">
            <text:p>query_ontology</text:p>
          </table:table-cell>
          <table:table-cell table:style-name="ce3" office:value-type="string" calcext:value-type="string">
            <text:p>query_term</text:p>
          </table:table-cell>
          <table:table-cell/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measurement</text:p>
          </table:table-cell>
          <table:table-cell table:style-name="Default" office:value-type="string" calcext:value-type="string">
            <text:p>body height</text:p>
          </table:table-cell>
          <table:table-cell table:style-name="Default" office:value-type="string" calcext:value-type="string">
            <text:p>EFO:0004339</text:p>
          </table:table-cell>
          <table:table-cell table:style-name="Default"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/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easurement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EFO:0004340</text:p>
          </table:table-cell>
          <table:table-cell table:style-name="Default"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/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easurement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EFO:0004340</text:p>
          </table:table-cell>
          <table:table-cell table:style-name="Default"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/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Body measurement</text:p>
          </table:table-cell>
          <table:table-cell table:style-name="Default" office:value-type="string" calcext:value-type="string">
            <text:p>overweight body mass index status</text:p>
          </table:table-cell>
          <table:table-cell table:style-name="Default" office:value-type="string" calcext:value-type="string">
            <text:p>EFO:0005935</text:p>
          </table:table-cell>
          <table:table-cell table:style-name="Default" office:value-type="string" calcext:value-type="string">
            <text:p>http://www.ebi.ac.uk/efo/EFO_00059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/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Body measurement</text:p>
          </table:table-cell>
          <table:table-cell table:style-name="Default" office:value-type="string" calcext:value-type="string">
            <text:p>waist-hip ratio</text:p>
          </table:table-cell>
          <table:table-cell table:style-name="Default" office:value-type="string" calcext:value-type="string">
            <text:p>EFO:0004343</text:p>
          </table:table-cell>
          <table:table-cell table:style-name="Default" office:value-type="string" calcext:value-type="string">
            <text:p>http://www.ebi.ac.uk/efo/EFO_000434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/>
          <table:table-cell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ONDO:0004992</text:p>
          </table:table-cell>
          <table:table-cell table:style-name="Default"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office:value-type="string" calcext:value-type="string">
            <text:p>EFO:0005842</text:p>
          </table:table-cell>
          <table:table-cell table:style-name="Default"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/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digestive system carcinoma</text:p>
          </table:table-cell>
          <table:table-cell table:style-name="Default" office:value-type="string" calcext:value-type="string">
            <text:p>EFO:1000218</text:p>
          </table:table-cell>
          <table:table-cell table:style-name="Default"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/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digestive system carcinoma</text:p>
          </table:table-cell>
          <table:table-cell table:style-name="Default" office:value-type="string" calcext:value-type="string">
            <text:p>EFO:1000218</text:p>
          </table:table-cell>
          <table:table-cell table:style-name="Default"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/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ndometrial carcinoma</text:p>
          </table:table-cell>
          <table:table-cell table:style-name="Default" office:value-type="string" calcext:value-type="string">
            <text:p>EFO:1001512</text:p>
          </table:table-cell>
          <table:table-cell table:style-name="Default"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nega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estrogen-receptor positive breast cancer</text:p>
          </table:table-cell>
          <table:table-cell table:style-name="Default" office:value-type="string" calcext:value-type="string">
            <text:p>EFO:1000650</text:p>
          </table:table-cell>
          <table:table-cell table:style-name="Default" office:value-type="string" calcext:value-type="string">
            <text:p>http://www.ebi.ac.uk/efo/EFO_100065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genital neoplasm, female</text:p>
          </table:table-cell>
          <table:table-cell table:style-name="Default" office:value-type="string" calcext:value-type="string">
            <text:p>EFO:1001331</text:p>
          </table:table-cell>
          <table:table-cell table:style-name="Default"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genital neoplasm, female</text:p>
          </table:table-cell>
          <table:table-cell table:style-name="Default" office:value-type="string" calcext:value-type="string">
            <text:p>EFO:1001331</text:p>
          </table:table-cell>
          <table:table-cell table:style-name="Default"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office:value-type="string" calcext:value-type="string">
            <text:p>EFO:0000571</text:p>
          </table:table-cell>
          <table:table-cell table:style-name="Default" office:value-type="string" calcext:value-type="string">
            <text:p>http://www.ebi.ac.uk/efo/EFO_00005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office:value-type="string" calcext:value-type="string">
            <text:p>MONDO:0008903</text:p>
          </table:table-cell>
          <table:table-cell table:style-name="Default"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e reproductive organ cancer</text:p>
          </table:table-cell>
          <table:table-cell table:style-name="Default" office:value-type="string" calcext:value-type="string">
            <text:p>EFO:0007355</text:p>
          </table:table-cell>
          <table:table-cell table:style-name="Default"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e reproductive organ cancer</text:p>
          </table:table-cell>
          <table:table-cell table:style-name="Default" office:value-type="string" calcext:value-type="string">
            <text:p>EFO:0007355</text:p>
          </table:table-cell>
          <table:table-cell table:style-name="Default"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ignant colon neoplasm</text:p>
          </table:table-cell>
          <table:table-cell table:style-name="Default" office:value-type="string" calcext:value-type="string">
            <text:p>MONDO:0021063</text:p>
          </table:table-cell>
          <table:table-cell table:style-name="Default"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ignant colon neoplasm</text:p>
          </table:table-cell>
          <table:table-cell table:style-name="Default" office:value-type="string" calcext:value-type="string">
            <text:p>MONDO:0021063</text:p>
          </table:table-cell>
          <table:table-cell table:style-name="Default"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ignant laryngeal neoplasm</text:p>
          </table:table-cell>
          <table:table-cell table:style-name="Default" office:value-type="string" calcext:value-type="string">
            <text:p>EFO:1000354</text:p>
          </table:table-cell>
          <table:table-cell table:style-name="Default"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ignant laryngeal neoplasm</text:p>
          </table:table-cell>
          <table:table-cell table:style-name="Default" office:value-type="string" calcext:value-type="string">
            <text:p>EFO:1000354</text:p>
          </table:table-cell>
          <table:table-cell table:style-name="Default"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malignant pleural neoplasm</text:p>
          </table:table-cell>
          <table:table-cell table:style-name="Default" office:value-type="string" calcext:value-type="string">
            <text:p>EFO:1000362</text:p>
          </table:table-cell>
          <table:table-cell table:style-name="Default" office:value-type="string" calcext:value-type="string">
            <text:p>http://www.ebi.ac.uk/efo/EFO_10003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ovarian carcinoma</text:p>
          </table:table-cell>
          <table:table-cell table:style-name="Default" office:value-type="string" calcext:value-type="string">
            <text:p>EFO:0001075</text:p>
          </table:table-cell>
          <table:table-cell table:style-name="Default"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prostate carcinoma</text:p>
          </table:table-cell>
          <table:table-cell table:style-name="Default" office:value-type="string" calcext:value-type="string">
            <text:p>EFO:0001663</text:p>
          </table:table-cell>
          <table:table-cell table:style-name="Default"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refractory hematologic cancer</text:p>
          </table:table-cell>
          <table:table-cell table:style-name="Default" office:value-type="string" calcext:value-type="string">
            <text:p>MONDO:0004111</text:p>
          </table:table-cell>
          <table:table-cell table:style-name="Default" office:value-type="string" calcext:value-type="string">
            <text:p>http://purl.obolibrary.org/obo/MONDO_00041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fractory hematologic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igmoid neoplasm</text:p>
          </table:table-cell>
          <table:table-cell table:style-name="Default" office:value-type="string" calcext:value-type="string">
            <text:p>EFO:1001181</text:p>
          </table:table-cell>
          <table:table-cell table:style-name="Default" office:value-type="string" calcext:value-type="string">
            <text:p>http://www.ebi.ac.uk/efo/EFO_10011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kin cancer</text:p>
          </table:table-cell>
          <table:table-cell table:style-name="Default" office:value-type="string" calcext:value-type="string">
            <text:p>MONDO:0002898</text:p>
          </table:table-cell>
          <table:table-cell table:style-name="Default"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quamous cell lung carcinoma</text:p>
          </table:table-cell>
          <table:table-cell table:style-name="Default" office:value-type="string" calcext:value-type="string">
            <text:p>EFO:0000708</text:p>
          </table:table-cell>
          <table:table-cell table:style-name="Default"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Cancer</text:p>
          </table:table-cell>
          <table:table-cell table:style-name="Default" office:value-type="string" calcext:value-type="string">
            <text:p>sublingual gland neoplasms</text:p>
          </table:table-cell>
          <table:table-cell table:style-name="Default" office:value-type="string" calcext:value-type="string">
            <text:p>EFO:1001430</text:p>
          </table:table-cell>
          <table:table-cell table:style-name="Default" office:value-type="string" calcext:value-type="string">
            <text:p>http://www.ebi.ac.uk/efo/EFO_10014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bnormal heart rate variability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bnormal heart rate variability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EFO:0008583</text:p>
          </table:table-cell>
          <table:table-cell table:style-name="Default"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cute myocardial infarction</text:p>
          </table:table-cell>
          <table:table-cell table:style-name="Default" office:value-type="string" calcext:value-type="string">
            <text:p>EFO:0008583</text:p>
          </table:table-cell>
          <table:table-cell table:style-name="Default"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EFO:0003913</text:p>
          </table:table-cell>
          <table:table-cell table:style-name="Default"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/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ngina pectoris</text:p>
          </table:table-cell>
          <table:table-cell table:style-name="Default" office:value-type="string" calcext:value-type="string">
            <text:p>EFO:0003913</text:p>
          </table:table-cell>
          <table:table-cell table:style-name="Default"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/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EFO:0000275</text:p>
          </table:table-cell>
          <table:table-cell table:style-name="Default"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EFO:0000275</text:p>
          </table:table-cell>
          <table:table-cell table:style-name="Default"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cardiovascular disease</text:p>
          </table:table-cell>
          <table:table-cell table:style-name="Default" office:value-type="string" calcext:value-type="string">
            <text:p>EFO:0000319</text:p>
          </table:table-cell>
          <table:table-cell table:style-name="Default"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cardiovascular disease</text:p>
          </table:table-cell>
          <table:table-cell table:style-name="Default" office:value-type="string" calcext:value-type="string">
            <text:p>EFO:0000319</text:p>
          </table:table-cell>
          <table:table-cell table:style-name="Default"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circulatory system</text:p>
          </table:table-cell>
          <table:table-cell table:style-name="Default" office:value-type="string" calcext:value-type="string">
            <text:p>UBERON:0001009</text:p>
          </table:table-cell>
          <table:table-cell table:style-name="Default" office:value-type="string" calcext:value-type="string">
            <text:p>http://purl.obolibrary.org/obo/UBERON_0001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coronary artery disease</text:p>
          </table:table-cell>
          <table:table-cell table:style-name="Default" office:value-type="string" calcext:value-type="string">
            <text:p>EFO:0001645</text:p>
          </table:table-cell>
          <table:table-cell table:style-name="Default"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coronary artery disease</text:p>
          </table:table-cell>
          <table:table-cell table:style-name="Default" office:value-type="string" calcext:value-type="string">
            <text:p>EFO:0001645</text:p>
          </table:table-cell>
          <table:table-cell table:style-name="Default"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office:value-type="string" calcext:value-type="string">
            <text:p>MONDO:0021661</text:p>
          </table:table-cell>
          <table:table-cell table:style-name="Default" office:value-type="string" calcext:value-type="string">
            <text:p>http://purl.obolibrary.org/obo/MONDO_002166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heart disease</text:p>
          </table:table-cell>
          <table:table-cell table:style-name="Default" office:value-type="string" calcext:value-type="string">
            <text:p>EFO:0003777</text:p>
          </table:table-cell>
          <table:table-cell table:style-name="Default"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EFO:0003144</text:p>
          </table:table-cell>
          <table:table-cell table:style-name="Default"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/>
          <table:table-cell table:style-name="ce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/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HP:0002140</text:p>
          </table:table-cell>
          <table:table-cell table:style-name="Default"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/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EFO:0000612</text:p>
          </table:table-cell>
          <table:table-cell table:style-name="Default"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/>
          <table:table-cell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EFO:0000712</text:p>
          </table:table-cell>
          <table:table-cell table:style-name="Default"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/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MONDO:0000831</text:p>
          </table:table-cell>
          <table:table-cell table:style-name="Default"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MONDO:0000831</text:p>
          </table:table-cell>
          <table:table-cell table:style-name="Default"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Cardiovascular disease</text:p>
          </table:table-cell>
          <table:table-cell table:style-name="Default" office:value-type="string" calcext:value-type="string">
            <text:p>venous thrombosis</text:p>
          </table:table-cell>
          <table:table-cell table:style-name="Default" office:value-type="string" calcext:value-type="string">
            <text:p>HP:0004936</text:p>
          </table:table-cell>
          <table:table-cell table:style-name="Default"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bladder calculus</text:p>
          </table:table-cell>
          <table:table-cell table:style-name="Default" office:value-type="string" calcext:value-type="string">
            <text:p>EFO:0004799</text:p>
          </table:table-cell>
          <table:table-cell table:style-name="Default"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bladder disease</text:p>
          </table:table-cell>
          <table:table-cell table:style-name="Default" office:value-type="string" calcext:value-type="string">
            <text:p>EFO:1000018</text:p>
          </table:table-cell>
          <table:table-cell table:style-name="Default"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cholelithiasis</text:p>
          </table:table-cell>
          <table:table-cell table:style-name="Default" office:value-type="string" calcext:value-type="string">
            <text:p>EFO:0004799</text:p>
          </table:table-cell>
          <table:table-cell table:style-name="Default"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constipation disorder</text:p>
          </table:table-cell>
          <table:table-cell table:style-name="Default" office:value-type="string" calcext:value-type="string">
            <text:p>MONDO:0002203</text:p>
          </table:table-cell>
          <table:table-cell table:style-name="Default"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gestive system disease</text:p>
          </table:table-cell>
          <table:table-cell table:style-name="Default" office:value-type="string" calcext:value-type="string">
            <text:p>EFO:0000405</text:p>
          </table:table-cell>
          <table:table-cell table:style-name="Default"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iverticular disease</text:p>
          </table:table-cell>
          <table:table-cell table:style-name="Default" office:value-type="string" calcext:value-type="string">
            <text:p>EFO:0009959</text:p>
          </table:table-cell>
          <table:table-cell table:style-name="Default"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duodenum</text:p>
          </table:table-cell>
          <table:table-cell table:style-name="Default" office:value-type="string" calcext:value-type="string">
            <text:p>UBERON:0002114</text:p>
          </table:table-cell>
          <table:table-cell table:style-name="Default" office:value-type="string" calcext:value-type="string">
            <text:p>http://purl.obolibrary.org/obo/UBERON_000211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esophagitis</text:p>
          </table:table-cell>
          <table:table-cell table:style-name="Default" office:value-type="string" calcext:value-type="string">
            <text:p>MONDO:0001409</text:p>
          </table:table-cell>
          <table:table-cell table:style-name="Default"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esophagitis</text:p>
          </table:table-cell>
          <table:table-cell table:style-name="Default" office:value-type="string" calcext:value-type="string">
            <text:p>MONDO:0001409</text:p>
          </table:table-cell>
          <table:table-cell table:style-name="Default"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fecal incontinence</text:p>
          </table:table-cell>
          <table:table-cell table:style-name="Default" office:value-type="string" calcext:value-type="string">
            <text:p>EFO:0009523</text:p>
          </table:table-cell>
          <table:table-cell table:style-name="Default"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EFO:0000217</text:p>
          </table:table-cell>
          <table:table-cell table:style-name="Default"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EFO:0003948</text:p>
          </table:table-cell>
          <table:table-cell table:style-name="Default"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EFO:0003948</text:p>
          </table:table-cell>
          <table:table-cell table:style-name="Default"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/>
          <table:table-cell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hypertensive disorder</text:p>
          </table:table-cell>
          <table:table-cell table:style-name="Default" office:value-type="string" calcext:value-type="string">
            <text:p>MONDO:0005044</text:p>
          </table:table-cell>
          <table:table-cell table:style-name="Default"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hypertensive disorder</text:p>
          </table:table-cell>
          <table:table-cell table:style-name="Default" office:value-type="string" calcext:value-type="string">
            <text:p>MONDO:0005044</text:p>
          </table:table-cell>
          <table:table-cell table:style-name="Default"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peptic ulcer</text:p>
          </table:table-cell>
          <table:table-cell table:style-name="Default" office:value-type="string" calcext:value-type="string">
            <text:p>HP:0004398</text:p>
          </table:table-cell>
          <table:table-cell table:style-name="Default" office:value-type="string" calcext:value-type="string">
            <text:p>http://purl.obolibrary.org/obo/HP_00043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polyp of colon</text:p>
          </table:table-cell>
          <table:table-cell table:style-name="Default" office:value-type="string" calcext:value-type="string">
            <text:p>MONDO:0021400</text:p>
          </table:table-cell>
          <table:table-cell table:style-name="Default" office:value-type="string" calcext:value-type="string">
            <text:p>http://purl.obolibrary.org/obo/MONDO_0021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rectal disease</text:p>
          </table:table-cell>
          <table:table-cell table:style-name="Default" office:value-type="string" calcext:value-type="string">
            <text:p>EFO:0009685</text:p>
          </table:table-cell>
          <table:table-cell table:style-name="Default"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rectal disease</text:p>
          </table:table-cell>
          <table:table-cell table:style-name="Default" office:value-type="string" calcext:value-type="string">
            <text:p>EFO:0009685</text:p>
          </table:table-cell>
          <table:table-cell table:style-name="Default"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soft tissue disease</text:p>
          </table:table-cell>
          <table:table-cell table:style-name="Default" office:value-type="string" calcext:value-type="string">
            <text:p>EFO:0009470</text:p>
          </table:table-cell>
          <table:table-cell table:style-name="Default"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Digestive system disorder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MONDO:0002253</text:p>
          </table:table-cell>
          <table:table-cell table:style-name="Default" office:value-type="string" calcext:value-type="string">
            <text:p>http://purl.obolibrary.org/obo/MONDO_0002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dult onset asthma</text:p>
          </table:table-cell>
          <table:table-cell table:style-name="Default" office:value-type="string" calcext:value-type="string">
            <text:p>EFO:1002011</text:p>
          </table:table-cell>
          <table:table-cell table:style-name="Default" office:value-type="string" calcext:value-type="string">
            <text:p>http://www.ebi.ac.uk/efo/EFO_100201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llergic disease</text:p>
          </table:table-cell>
          <table:table-cell table:style-name="Default" office:value-type="string" calcext:value-type="string">
            <text:p>MONDO:0005271</text:p>
          </table:table-cell>
          <table:table-cell table:style-name="Default"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MONDO:0004979</text:p>
          </table:table-cell>
          <table:table-cell table:style-name="Default"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office:value-type="string" calcext:value-type="string">
            <text:p>EFO:0001060</text:p>
          </table:table-cell>
          <table:table-cell table:style-name="Default"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hildhood onset asthma</text:p>
          </table:table-cell>
          <table:table-cell table:style-name="Default" office:value-type="string" calcext:value-type="string">
            <text:p>MONDO:0005405</text:p>
          </table:table-cell>
          <table:table-cell table:style-name="Default" office:value-type="string" calcext:value-type="string">
            <text:p>http://purl.obolibrary.org/obo/MONDO_0005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ildhood onset asth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office:value-type="string" calcext:value-type="string">
            <text:p>EFO:0000384</text:p>
          </table:table-cell>
          <table:table-cell table:style-name="Default" office:value-type="string" calcext:value-type="string">
            <text:p>http://www.ebi.ac.uk/efo/EFO_0000384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rohn's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hematopoietic and lymphoid system neoplasm</text:p>
          </table:table-cell>
          <table:table-cell table:style-name="Default" office:value-type="string" calcext:value-type="string">
            <text:p>MONDO:0002334</text:p>
          </table:table-cell>
          <table:table-cell table:style-name="Default" office:value-type="string" calcext:value-type="string">
            <text:p>http://purl.obolibrary.org/obo/MONDO_00023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 office:value-type="string" calcext:value-type="string">
            <text:p>EFO:0003767</text:p>
          </table:table-cell>
          <table:table-cell table:style-name="Default"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juvenile idiopathic arthritis</text:p>
          </table:table-cell>
          <table:table-cell table:style-name="Default" office:value-type="string" calcext:value-type="string">
            <text:p>EFO:0002609</text:p>
          </table:table-cell>
          <table:table-cell table:style-name="Default"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/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/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/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/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 office:value-type="string" calcext:value-type="string">
            <text:p>MONDO:0005301</text:p>
          </table:table-cell>
          <table:table-cell table:style-name="Default"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/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psoriasis</text:p>
          </table:table-cell>
          <table:table-cell table:style-name="Default" office:value-type="string" calcext:value-type="string">
            <text:p>EFO:0000676</text:p>
          </table:table-cell>
          <table:table-cell table:style-name="Default"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EFO:0000685</text:p>
          </table:table-cell>
          <table:table-cell table:style-name="Default"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seasonal allergic rhinitis</text:p>
          </table:table-cell>
          <table:table-cell table:style-name="Default" office:value-type="string" calcext:value-type="string">
            <text:p>EFO:0003956</text:p>
          </table:table-cell>
          <table:table-cell table:style-name="Default" office:value-type="string" calcext:value-type="string">
            <text:p>http://www.ebi.ac.uk/efo/EFO_00039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seasonal allergic rhinitis</text:p>
          </table:table-cell>
          <table:table-cell table:style-name="Default" office:value-type="string" calcext:value-type="string">
            <text:p>EFO:0003956</text:p>
          </table:table-cell>
          <table:table-cell table:style-name="Default" office:value-type="string" calcext:value-type="string">
            <text:p>http://www.ebi.ac.uk/efo/EFO_00039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/>
          <table:table-cell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HP:0100806</text:p>
          </table:table-cell>
          <table:table-cell table:style-name="Default"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synovitis</text:p>
          </table:table-cell>
          <table:table-cell table:style-name="Default" office:value-type="string" calcext:value-type="string">
            <text:p>EFO:0008997</text:p>
          </table:table-cell>
          <table:table-cell table:style-name="Default" office:value-type="string" calcext:value-type="string">
            <text:p>http://www.ebi.ac.uk/efo/EFO_000899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t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 office:value-type="string" calcext:value-type="string">
            <text:p>EFO:0000729</text:p>
          </table:table-cell>
          <table:table-cell table:style-name="Default"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/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diabetes mellitus</text:p>
          </table:table-cell>
          <table:table-cell table:style-name="Default" office:value-type="string" calcext:value-type="string">
            <text:p>EFO:0000400</text:p>
          </table:table-cell>
          <table:table-cell table:style-name="Default"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diabetes mellitus</text:p>
          </table:table-cell>
          <table:table-cell table:style-name="Default" office:value-type="string" calcext:value-type="string">
            <text:p>EFO:0000400</text:p>
          </table:table-cell>
          <table:table-cell table:style-name="Default"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EFO:0004274</text:p>
          </table:table-cell>
          <table:table-cell table:style-name="Default"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EFO:0004274</text:p>
          </table:table-cell>
          <table:table-cell table:style-name="Default"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EFO:0001073</text:p>
          </table:table-cell>
          <table:table-cell table:style-name="Default"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/>
          <table:table-cell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1 diabetes mellitus</text:p>
          </table:table-cell>
          <table:table-cell table:style-name="Default" office:value-type="string" calcext:value-type="string">
            <text:p>MONDO:0005147</text:p>
          </table:table-cell>
          <table:table-cell table:style-name="Default"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/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Metabolic disorder</text:p>
          </table:table-cell>
          <table:table-cell table:style-name="Default" office:value-type="string" calcext:value-type="string">
            <text:p>type 2 diabetes mellitus</text:p>
          </table:table-cell>
          <table:table-cell table:style-name="Default" office:value-type="string" calcext:value-type="string">
            <text:p>MONDO:0005148</text:p>
          </table:table-cell>
          <table:table-cell table:style-name="Default"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/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ge-related macular degeneration</text:p>
          </table:table-cell>
          <table:table-cell table:style-name="Default" office:value-type="string" calcext:value-type="string">
            <text:p>EFO:0001365</text:p>
          </table:table-cell>
          <table:table-cell table:style-name="Default"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lzheimer disease</text:p>
          </table:table-cell>
          <table:table-cell table:style-name="Default" office:value-type="string" calcext:value-type="string">
            <text:p>MONDO:0004975</text:p>
          </table:table-cell>
          <table:table-cell table:style-name="Default"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MONDO:0004976</text:p>
          </table:table-cell>
          <table:table-cell table:style-name="Default"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EFO:0004215</text:p>
          </table:table-cell>
          <table:table-cell table:style-name="Default"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office:value-type="string" calcext:value-type="string">
            <text:p>EFO:0004215</text:p>
          </table:table-cell>
          <table:table-cell table:style-name="Default"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ttention deficit hyperactivity disorder</text:p>
          </table:table-cell>
          <table:table-cell table:style-name="Default" office:value-type="string" calcext:value-type="string">
            <text:p>EFO:0003888</text:p>
          </table:table-cell>
          <table:table-cell table:style-name="Default"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uditory system disease</text:p>
          </table:table-cell>
          <table:table-cell table:style-name="Default" office:value-type="string" calcext:value-type="string">
            <text:p>EFO:1001455</text:p>
          </table:table-cell>
          <table:table-cell table:style-name="Default" office:value-type="string" calcext:value-type="string">
            <text:p>http://www.ebi.ac.uk/efo/EFO_10014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EFO:0003758</text:p>
          </table:table-cell>
          <table:table-cell table:style-name="Default"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EFO:0003758</text:p>
          </table:table-cell>
          <table:table-cell table:style-name="Default"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office:value-type="string" calcext:value-type="string">
            <text:p>EFO:0003756</text:p>
          </table:table-cell>
          <table:table-cell table:style-name="Default" office:value-type="string" calcext:value-type="string">
            <text:p>http://www.ebi.ac.uk/efo/EFO_00037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 spectrum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office:value-type="string" calcext:value-type="string">
            <text:p>EFO:0003756</text:p>
          </table:table-cell>
          <table:table-cell table:style-name="Default" office:value-type="string" calcext:value-type="string">
            <text:p>http://www.ebi.ac.uk/efo/EFO_000375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 spectrum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office:value-type="string" calcext:value-type="string">
            <text:p>MONDO:0004985</text:p>
          </table:table-cell>
          <table:table-cell table:style-name="Default"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bone fracture related measurement</text:p>
          </table:table-cell>
          <table:table-cell table:style-name="Default" office:value-type="string" calcext:value-type="string">
            <text:p>EFO:0004516</text:p>
          </table:table-cell>
          <table:table-cell table:style-name="Default" office:value-type="string" calcext:value-type="string">
            <text:p>http://www.ebi.ac.uk/efo/EFO_00045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generalized anxiety disorder</text:p>
          </table:table-cell>
          <table:table-cell table:style-name="Default" office:value-type="string" calcext:value-type="string">
            <text:p>EFO:1001892</text:p>
          </table:table-cell>
          <table:table-cell table:style-name="Default"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hearing loss</text:p>
          </table:table-cell>
          <table:table-cell table:style-name="Default" office:value-type="string" calcext:value-type="string">
            <text:p>EFO:0004238</text:p>
          </table:table-cell>
          <table:table-cell table:style-name="Default"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insomnia</text:p>
          </table:table-cell>
          <table:table-cell table:style-name="Default" office:value-type="string" calcext:value-type="string">
            <text:p>EFO:0004698</text:p>
          </table:table-cell>
          <table:table-cell table:style-name="Default"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late-onset alzheimers disease</text:p>
          </table:table-cell>
          <table:table-cell table:style-name="Default" office:value-type="string" calcext:value-type="string">
            <text:p>EFO:1001870</text:p>
          </table:table-cell>
          <table:table-cell table:style-name="Default" office:value-type="string" calcext:value-type="string">
            <text:p>http://www.ebi.ac.uk/efo/EFO_10018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cular degeneration</text:p>
          </table:table-cell>
          <table:table-cell table:style-name="Default" office:value-type="string" calcext:value-type="string">
            <text:p>EFO:0009606</text:p>
          </table:table-cell>
          <table:table-cell table:style-name="Default" office:value-type="string" calcext:value-type="string">
            <text:p>http://www.ebi.ac.uk/efo/EFO_00096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CIT:C2982</text:p>
          </table:table-cell>
          <table:table-cell table:style-name="Default" office:value-type="string" calcext:value-type="string">
            <text:p>http://purl.obolibrary.org/obo/NCIT_C29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ental or behavioural disorder</text:p>
          </table:table-cell>
          <table:table-cell table:style-name="Default" office:value-type="string" calcext:value-type="string">
            <text:p>EFO:0000677</text:p>
          </table:table-cell>
          <table:table-cell table:style-name="Default"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mental or behavioural disorder</text:p>
          </table:table-cell>
          <table:table-cell table:style-name="Default" office:value-type="string" calcext:value-type="string">
            <text:p>EFO:0000677</text:p>
          </table:table-cell>
          <table:table-cell table:style-name="Default"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nervous system disease</text:p>
          </table:table-cell>
          <table:table-cell table:style-name="Default" office:value-type="string" calcext:value-type="string">
            <text:p>EFO:0000618</text:p>
          </table:table-cell>
          <table:table-cell table:style-name="Default"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nervous system disease</text:p>
          </table:table-cell>
          <table:table-cell table:style-name="Default" office:value-type="string" calcext:value-type="string">
            <text:p>EFO:0000618</text:p>
          </table:table-cell>
          <table:table-cell table:style-name="Default"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obsessive-compulsive disorder</text:p>
          </table:table-cell>
          <table:table-cell table:style-name="Default" office:value-type="string" calcext:value-type="string">
            <text:p>EFO:0004242</text:p>
          </table:table-cell>
          <table:table-cell table:style-name="Default"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panic disorder</text:p>
          </table:table-cell>
          <table:table-cell table:style-name="Default" office:value-type="string" calcext:value-type="string">
            <text:p>EFO:0004262</text:p>
          </table:table-cell>
          <table:table-cell table:style-name="Default"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parkinson disease</text:p>
          </table:table-cell>
          <table:table-cell table:style-name="Default" office:value-type="string" calcext:value-type="string">
            <text:p>MONDO:0005180</text:p>
          </table:table-cell>
          <table:table-cell table:style-name="Default"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/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retinal detachment</text:p>
          </table:table-cell>
          <table:table-cell table:style-name="Default" office:value-type="string" calcext:value-type="string">
            <text:p>EFO:0005773</text:p>
          </table:table-cell>
          <table:table-cell table:style-name="Default"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MONDO:0005090</text:p>
          </table:table-cell>
          <table:table-cell table:style-name="Default"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Neurological disorder</text:p>
          </table:table-cell>
          <table:table-cell table:style-name="Default" office:value-type="string" calcext:value-type="string">
            <text:p>sleep disorder</text:p>
          </table:table-cell>
          <table:table-cell table:style-name="Default" office:value-type="string" calcext:value-type="string">
            <text:p>EFO:0008568</text:p>
          </table:table-cell>
          <table:table-cell table:style-name="Default"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/>
          <table:table-cell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mbly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nemia</text:p>
          </table:table-cell>
          <table:table-cell table:style-name="Default" office:value-type="string" calcext:value-type="string">
            <text:p>MONDO:0002280</text:p>
          </table:table-cell>
          <table:table-cell table:style-name="Default"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benign prostatic hyperplasia</text:p>
          </table:table-cell>
          <table:table-cell table:style-name="Default" office:value-type="string" calcext:value-type="string">
            <text:p>EFO:0000284</text:p>
          </table:table-cell>
          <table:table-cell table:style-name="Default"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benign prostatic hyperplasia</text:p>
          </table:table-cell>
          <table:table-cell table:style-name="Default" office:value-type="string" calcext:value-type="string">
            <text:p>EFO:0000284</text:p>
          </table:table-cell>
          <table:table-cell table:style-name="Default"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breathing dysregulation</text:p>
          </table:table-cell>
          <table:table-cell table:style-name="Default" office:value-type="string" calcext:value-type="string">
            <text:p>HP:0005957</text:p>
          </table:table-cell>
          <table:table-cell table:style-name="Default" office:value-type="string" calcext:value-type="string">
            <text:p>http://purl.obolibrary.org/obo/HP_000595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MONDO:0005129</text:p>
          </table:table-cell>
          <table:table-cell table:style-name="Default"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EFO:0003035</text:p>
          </table:table-cell>
          <table:table-cell table:style-name="Default"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 office:value-type="string" calcext:value-type="string">
            <text:p>EFO:0003884</text:p>
          </table:table-cell>
          <table:table-cell table:style-name="Default"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hronic obstructive pulmonary disease</text:p>
          </table:table-cell>
          <table:table-cell table:style-name="Default" office:value-type="string" calcext:value-type="string">
            <text:p>EFO:0000341</text:p>
          </table:table-cell>
          <table:table-cell table:style-name="Default"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HP:0012735</text:p>
          </table:table-cell>
          <table:table-cell table:style-name="Default"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HP:0012735</text:p>
          </table:table-cell>
          <table:table-cell table:style-name="Default"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ovid-19</text:p>
          </table:table-cell>
          <table:table-cell table:style-name="Default" office:value-type="string" calcext:value-type="string">
            <text:p>MONDO:0100096</text:p>
          </table:table-cell>
          <table:table-cell table:style-name="Default"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cystocele</text:p>
          </table:table-cell>
          <table:table-cell table:style-name="Default" office:value-type="string" calcext:value-type="string">
            <text:p>HP:0100645</text:p>
          </table:table-cell>
          <table:table-cell table:style-name="Default"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dyspepsia</text:p>
          </table:table-cell>
          <table:table-cell table:style-name="Default" office:value-type="string" calcext:value-type="string">
            <text:p>EFO:0008533</text:p>
          </table:table-cell>
          <table:table-cell table:style-name="Default"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mphysema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mphysema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ye adnexa disease</text:p>
          </table:table-cell>
          <table:table-cell table:style-name="Default" office:value-type="string" calcext:value-type="string">
            <text:p>EFO:0009546</text:p>
          </table:table-cell>
          <table:table-cell table:style-name="Default" office:value-type="string" calcext:value-type="string">
            <text:p>http://www.ebi.ac.uk/efo/EFO_000954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UBERON:0000970</text:p>
          </table:table-cell>
          <table:table-cell table:style-name="Default" office:value-type="string" calcext:value-type="string">
            <text:p>http://purl.obolibrary.org/obo/UBERON_00009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eye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female genital tract polyp</text:p>
          </table:table-cell>
          <table:table-cell table:style-name="Default" office:value-type="string" calcext:value-type="string">
            <text:p>EFO:0008622</text:p>
          </table:table-cell>
          <table:table-cell table:style-name="Default" office:value-type="string" calcext:value-type="string">
            <text:p>http://www.ebi.ac.uk/efo/EFO_00086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genitourinary system</text:p>
          </table:table-cell>
          <table:table-cell table:style-name="Default" office:value-type="string" calcext:value-type="string">
            <text:p>UBERON:0004122</text:p>
          </table:table-cell>
          <table:table-cell table:style-name="Default" office:value-type="string" calcext:value-type="string">
            <text:p>http://purl.obolibrary.org/obo/UBERON_00041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CIT:C26782</text:p>
          </table:table-cell>
          <table:table-cell table:style-name="Default"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hemorrhoid</text:p>
          </table:table-cell>
          <table:table-cell table:style-name="Default"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inflammatory spondylopathy</text:p>
          </table:table-cell>
          <table:table-cell table:style-name="Default" office:value-type="string" calcext:value-type="string">
            <text:p>MONDO:0001434</text:p>
          </table:table-cell>
          <table:table-cell table:style-name="Default"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intervertebral disk</text:p>
          </table:table-cell>
          <table:table-cell table:style-name="Default" office:value-type="string" calcext:value-type="string">
            <text:p>UBERON:0001066</text:p>
          </table:table-cell>
          <table:table-cell table:style-name="Default"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iron deficiency anemia</text:p>
          </table:table-cell>
          <table:table-cell table:style-name="Default" office:value-type="string" calcext:value-type="string">
            <text:p>HP:0001891</text:p>
          </table:table-cell>
          <table:table-cell table:style-name="Default"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iron deficiency anemia</text:p>
          </table:table-cell>
          <table:table-cell table:style-name="Default" office:value-type="string" calcext:value-type="string">
            <text:p>HP:0001891</text:p>
          </table:table-cell>
          <table:table-cell table:style-name="Default"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joint disease</text:p>
          </table:table-cell>
          <table:table-cell table:style-name="Default" office:value-type="string" calcext:value-type="string">
            <text:p>EFO:1000999</text:p>
          </table:table-cell>
          <table:table-cell table:style-name="Default"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lens disease</text:p>
          </table:table-cell>
          <table:table-cell table:style-name="Default" office:value-type="string" calcext:value-type="string">
            <text:p>EFO:0003966</text:p>
          </table:table-cell>
          <table:table-cell table:style-name="Default"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liver</text:p>
          </table:table-cell>
          <table:table-cell table:style-name="Default" office:value-type="string" calcext:value-type="string">
            <text:p>UBERON:0002107</text:p>
          </table:table-cell>
          <table:table-cell table:style-name="Default" office:value-type="string" calcext:value-type="string">
            <text:p>http://purl.obolibrary.org/obo/UBERON_000210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low back pain</text:p>
          </table:table-cell>
          <table:table-cell table:style-name="Default" office:value-type="string" calcext:value-type="string">
            <text:p>HP:0003419</text:p>
          </table:table-cell>
          <table:table-cell table:style-name="Default"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lung disease</text:p>
          </table:table-cell>
          <table:table-cell table:style-name="Default" office:value-type="string" calcext:value-type="string">
            <text:p>EFO:0003818</text:p>
          </table:table-cell>
          <table:table-cell table:style-name="Default"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main ciliary ganglion</text:p>
          </table:table-cell>
          <table:table-cell table:style-name="Default" office:value-type="string" calcext:value-type="string">
            <text:p>UBERON:0002058</text:p>
          </table:table-cell>
          <table:table-cell table:style-name="Default" office:value-type="string" calcext:value-type="string">
            <text:p>http://purl.obolibrary.org/obo/UBERON_00020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musculoskeletal system</text:p>
          </table:table-cell>
          <table:table-cell table:style-name="Default" office:value-type="string" calcext:value-type="string">
            <text:p>NCIT:C12754</text:p>
          </table:table-cell>
          <table:table-cell table:style-name="Default" office:value-type="string" calcext:value-type="string">
            <text:p>http://purl.obolibrary.org/obo/NCIT_C12754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MONDO:0001384</text:p>
          </table:table-cell>
          <table:table-cell table:style-name="Default"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MONDO:0001384</text:p>
          </table:table-cell>
          <table:table-cell table:style-name="Default"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nephrolithiasis</text:p>
          </table:table-cell>
          <table:table-cell table:style-name="Default" office:value-type="string" calcext:value-type="string">
            <text:p>EFO:0004253</text:p>
          </table:table-cell>
          <table:table-cell table:style-name="Default"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nephrolithiasis</text:p>
          </table:table-cell>
          <table:table-cell table:style-name="Default" office:value-type="string" calcext:value-type="string">
            <text:p>EFO:0004253</text:p>
          </table:table-cell>
          <table:table-cell table:style-name="Default"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MONDO:0005178</text:p>
          </table:table-cell>
          <table:table-cell table:style-name="Default"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hip</text:p>
          </table:table-cell>
          <table:table-cell table:style-name="Default" office:value-type="string" calcext:value-type="string">
            <text:p>EFO:1000786</text:p>
          </table:table-cell>
          <table:table-cell table:style-name="Default"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knee</text:p>
          </table:table-cell>
          <table:table-cell table:style-name="Default" office:value-type="string" calcext:value-type="string">
            <text:p>EFO:0004616</text:p>
          </table:table-cell>
          <table:table-cell table:style-name="Default"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steoarthritis, spine</text:p>
          </table:table-cell>
          <table:table-cell table:style-name="Default" office:value-type="string" calcext:value-type="string">
            <text:p>EFO:1000787</text:p>
          </table:table-cell>
          <table:table-cell table:style-name="Default"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ovarian disease</text:p>
          </table:table-cell>
          <table:table-cell table:style-name="Default" office:value-type="string" calcext:value-type="string">
            <text:p>EFO:0005771</text:p>
          </table:table-cell>
          <table:table-cell table:style-name="Default" office:value-type="string" calcext:value-type="string">
            <text:p>http://www.ebi.ac.uk/efo/EFO_00057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ain agnosia</text:p>
          </table:table-cell>
          <table:table-cell table:style-name="Default" office:value-type="string" calcext:value-type="string">
            <text:p>EFO:1001484</text:p>
          </table:table-cell>
          <table:table-cell table:style-name="Default"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EFO:0003106</text:p>
          </table:table-cell>
          <table:table-cell table:style-name="Default"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MONDO:0001330</text:p>
          </table:table-cell>
          <table:table-cell table:style-name="Default"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MONDO:0001330</text:p>
          </table:table-cell>
          <table:table-cell table:style-name="Default"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prolapse of female genital organ</text:p>
          </table:table-cell>
          <table:table-cell table:style-name="Default" office:value-type="string" calcext:value-type="string">
            <text:p>MONDO:0001592</text:p>
          </table:table-cell>
          <table:table-cell table:style-name="Default"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recurrent upper respiratory tract infections</text:p>
          </table:table-cell>
          <table:table-cell table:style-name="Default" office:value-type="string" calcext:value-type="string">
            <text:p>HP:0002788</text:p>
          </table:table-cell>
          <table:table-cell table:style-name="Default"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respiratory system disease</text:p>
          </table:table-cell>
          <table:table-cell table:style-name="Default" office:value-type="string" calcext:value-type="string">
            <text:p>EFO:0000684</text:p>
          </table:table-cell>
          <table:table-cell table:style-name="Default"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respiratory system disease</text:p>
          </table:table-cell>
          <table:table-cell table:style-name="Default" office:value-type="string" calcext:value-type="string">
            <text:p>EFO:0000684</text:p>
          </table:table-cell>
          <table:table-cell table:style-name="Default"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enile cataract</text:p>
          </table:table-cell>
          <table:table-cell table:style-name="Default" office:value-type="string" calcext:value-type="string">
            <text:p>MONDO:0004847</text:p>
          </table:table-cell>
          <table:table-cell table:style-name="Default" office:value-type="string" calcext:value-type="string">
            <text:p>http://purl.obolibrary.org/obo/MONDO_00048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houlder impingement syndrome</text:p>
          </table:table-cell>
          <table:table-cell table:style-name="Default" office:value-type="string" calcext:value-type="string">
            <text:p>EFO:1001178</text:p>
          </table:table-cell>
          <table:table-cell table:style-name="Default"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kin disease</text:p>
          </table:table-cell>
          <table:table-cell table:style-name="Default" office:value-type="string" calcext:value-type="string">
            <text:p>EFO:0000701</text:p>
          </table:table-cell>
          <table:table-cell table:style-name="Default"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synovium neoplasm</text:p>
          </table:table-cell>
          <table:table-cell table:style-name="Default" office:value-type="string" calcext:value-type="string">
            <text:p>MONDO:0002528</text:p>
          </table:table-cell>
          <table:table-cell table:style-name="Default" office:value-type="string" calcext:value-type="string">
            <text:p>http://purl.obolibrary.org/obo/MONDO_000252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thrombotic disease</text:p>
          </table:table-cell>
          <table:table-cell table:style-name="Default" office:value-type="string" calcext:value-type="string">
            <text:p>EFO:0000464</text:p>
          </table:table-cell>
          <table:table-cell table:style-name="Default"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hrombotic disease</text:p>
          </table:table-cell>
          <table:table-cell/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nspecified juvenile idiopathic arthritis</text:p>
          </table:table-cell>
          <table:table-cell table:style-name="Default" office:value-type="string" calcext:value-type="string">
            <text:p>EFO:0009734</text:p>
          </table:table-cell>
          <table:table-cell table:style-name="Default"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HP:0012227</text:p>
          </table:table-cell>
          <table:table-cell table:style-name="Default"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rethral stricture</text:p>
          </table:table-cell>
          <table:table-cell table:style-name="Default" office:value-type="string" calcext:value-type="string">
            <text:p>HP:0012227</text:p>
          </table:table-cell>
          <table:table-cell table:style-name="Default"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rinary system disease</text:p>
          </table:table-cell>
          <table:table-cell table:style-name="Default" office:value-type="string" calcext:value-type="string">
            <text:p>EFO:0009690</text:p>
          </table:table-cell>
          <table:table-cell table:style-name="Default"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rinary tract infection</text:p>
          </table:table-cell>
          <table:table-cell table:style-name="Default" office:value-type="string" calcext:value-type="string">
            <text:p>EFO:0003103</text:p>
          </table:table-cell>
          <table:table-cell table:style-name="Default"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uterine polyp</text:p>
          </table:table-cell>
          <table:table-cell table:style-name="Default" office:value-type="string" calcext:value-type="string">
            <text:p>EFO:0009484</text:p>
          </table:table-cell>
          <table:table-cell table:style-name="Default"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varicose ulcer</text:p>
          </table:table-cell>
          <table:table-cell table:style-name="Default" office:value-type="string" calcext:value-type="string">
            <text:p>EFO:1001923</text:p>
          </table:table-cell>
          <table:table-cell table:style-name="Default" office:value-type="string" calcext:value-type="string">
            <text:p>http://www.ebi.ac.uk/efo/EFO_10019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Other disease</text:p>
          </table:table-cell>
          <table:table-cell table:style-name="Default" office:value-type="string" calcext:value-type="string">
            <text:p>vitreous prolapse</text:p>
          </table:table-cell>
          <table:table-cell table:style-name="Default" office:value-type="string" calcext:value-type="string">
            <text:p>EFO:0008625</text:p>
          </table:table-cell>
          <table:table-cell table:style-name="Default"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fev/fec ratio</text:p>
          </table:table-cell>
          <table:table-cell table:style-name="Default" office:value-type="string" calcext:value-type="string">
            <text:p>EFO:0004713</text:p>
          </table:table-cell>
          <table:table-cell table:style-name="Default"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parental longevity</text:p>
          </table:table-cell>
          <table:table-cell table:style-name="Default" office:value-type="string" calcext:value-type="string">
            <text:p>EFO:0007796</text:p>
          </table:table-cell>
          <table:table-cell table:style-name="Default" office:value-type="string" calcext:value-type="string">
            <text:p>http://www.ebi.ac.uk/efo/EFO_00077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/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Other measurement</text:p>
          </table:table-cell>
          <table:table-cell table:style-name="Default" office:value-type="string" calcext:value-type="string">
            <text:p>snoring measurement</text:p>
          </table:table-cell>
          <table:table-cell table:style-name="Default" office:value-type="string" calcext:value-type="string">
            <text:p>EFO:0008341</text:p>
          </table:table-cell>
          <table:table-cell table:style-name="Default"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/>
          <table:table-cell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Other trait</text:p>
          </table:table-cell>
          <table:table-cell table:style-name="Default" office:value-type="string" calcext:value-type="string">
            <text:p>acalculous cholecystitis</text:p>
          </table:table-cell>
          <table:table-cell table:style-name="Default" office:value-type="string" calcext:value-type="string">
            <text:p>EFO:1000790</text:p>
          </table:table-cell>
          <table:table-cell table:style-name="Default" office:value-type="string" calcext:value-type="string">
            <text:p>http://www.ebi.ac.uk/efo/EFO_10007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alculous cholecystitis</text:p>
          </table:table-cell>
          <table:table-cell/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Other trait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HP:0000964</text:p>
          </table:table-cell>
          <table:table-cell table:style-name="Default"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/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 table:number-rows-repeated="10481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J1048576">
          <table:sort>
            <table:sort-by table:field-number="7" table:data-type="automatic"/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31T17:30:14.173781869</dc:date>
    <meta:editing-duration>PT5H31M54S</meta:editing-duration>
    <meta:editing-cycles>212</meta:editing-cycles>
    <meta:generator>LibreOffice/7.3.7.2$Linux_X86_64 LibreOffice_project/30$Build-2</meta:generator>
    <dc:creator>Aitor González</dc:creator>
    <meta:document-statistic meta:table-count="1" meta:cell-count="3760" meta:object-count="0"/>
  </office:meta>
</office:document-meta>
</file>